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e622" officeooo:paragraph-rsid="001ae622"/>
    </style:style>
    <style:style style:name="T1" style:family="text">
      <style:text-properties officeooo:rsid="001b91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 contains content chosen by <text:span text:style-name="T1">Trusted Person</text:span>!</text:p>
      <text:p text:style-name="P1"/>
      <text:p text:style-name="P1">Macro Code signed by Trusted Pers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8:34:36.300000000</meta:creation-date>
    <dc:date>2021-09-23T18:38:35.768000000</dc:date>
    <meta:editing-duration>PT3M19S</meta:editing-duration>
    <meta:editing-cycles>3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2" meta:word-count="13" meta:character-count="87" meta:non-whitespace-character-count="76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macrosignatures.xml><?xml version="1.0" encoding="utf-8"?>
<document-signatures xmlns="urn:oasis:names:tc:opendocument:xmlns:digitalsignature:1.0">
  <Signature xmlns="http://www.w3.org/2000/09/xmldsig#" Id="ID_00b4007800c900b100b9009a004500f2009c002200a600cc00f600eb00f400e7">
    <SignedInfo>
      <CanonicalizationMethod Algorithm="http://www.w3.org/TR/2001/REC-xml-c14n-20010315"/>
      <SignatureMethod Algorithm="http://www.w3.org/2001/04/xmldsig-more#rsa-sha256"/>
      <Reference URI="Basic/Standard/Module1.xml">
        <Transforms>
          <Transform Algorithm="http://www.w3.org/TR/2001/REC-xml-c14n-20010315"/>
        </Transforms>
        <DigestMethod Algorithm="http://www.w3.org/2001/04/xmlenc#sha256"/>
        <DigestValue>d77EMB2Rj0Bx6gO4QEO1rUqqMsYsfVxi++x4BysM6HU=</DigestValue>
      </Reference>
      <Reference URI="Basic/Standard/script-lb.xml">
        <Transforms>
          <Transform Algorithm="http://www.w3.org/TR/2001/REC-xml-c14n-20010315"/>
        </Transforms>
        <DigestMethod Algorithm="http://www.w3.org/2001/04/xmlenc#sha256"/>
        <DigestValue>YHtNslOIjyIUh6suIfdPcqCbSKdkapBteB29RghWD6U=</DigestValue>
      </Reference>
      <Reference URI="Basic/script-lc.xml">
        <Transforms>
          <Transform Algorithm="http://www.w3.org/TR/2001/REC-xml-c14n-20010315"/>
        </Transforms>
        <DigestMethod Algorithm="http://www.w3.org/2001/04/xmlenc#sha256"/>
        <DigestValue>UCQ7t4v/9vg9N8MGazuwT0lITcSzC/Jeg0s32y/8xaA=</DigestValue>
      </Reference>
      <Reference URI="#ID_000600ab004000aa00240074004f00c000a2000200bc008700a0007d000b00df">
        <DigestMethod Algorithm="http://www.w3.org/2001/04/xmlenc#sha256"/>
        <DigestValue>RR7nPpkofrloVeaPKJo8GsDAH7ck8w/MQJ+MaQBgh1I=</DigestValue>
      </Reference>
      <Reference URI="#idSignedProperties" Type="http://uri.etsi.org/01903#SignedProperties">
        <DigestMethod Algorithm="http://www.w3.org/2001/04/xmlenc#sha256"/>
        <DigestValue>HlJT7SgG4WeGM/THcNjAbEgkzf+/fgfVu+4lgxSR0wE=</DigestValue>
      </Reference>
    </SignedInfo>
    <SignatureValue>LdforzDne5Wqitp3UP9NHjXx6BAf+Rjf3/3Vs3C2Dg79yCwvU5KKYPbqD6PwIpy0
Gx5b6z46BxVkHnlMLAyQfiOdl/DJiWiaJ2dR917Pl2RWfN5PJwmyR6D0a/3kEKyb
A9HplxPoMfPlM7jt518n7h6yILmhcO9KQ0TbUdgVn6nIjf4gqmqewO7+EovdB//c
MH6W8wAhiiIN7aUk2X4OBQvziMMdLqSd+d/ebdS59Arrz2ZzCkanf5jC5lYofPyw
aLwoBrm/LB3USylu11rBOAK7UHCWHaYMRrZoohpWzoEB2SAX9Rw4vDvW6wdZolhz
eRtoJF+HzJtM7Ssawzg12w==</SignatureValue>
    <KeyInfo>
      <X509Data>
        <X509IssuerSerial>
          <X509IssuerName>CN=WISeKey CertifyID Personal GB CA 4, O=WISeKey, C=CH</X509IssuerName>
          <X509SerialNumber>507518700802045552005776449165054938161464526730</X509SerialNumber>
        </X509IssuerSerial>
        <X509Certificate>MIIFHDCCBASgAwIBAgIUWOXs9lLclAWdmWJTvdd5SmjIx4owDQYJKoZIhvcNAQEL
BQAwTDELMAkGA1UEBhMCQ0gxEDAOBgNVBAoTB1dJU2VLZXkxKzApBgNVBAMTIldJ
U2VLZXkgQ2VydGlmeUlEIFBlcnNvbmFsIEdCIENBIDQwHhcNMjIwMjEwMTUzNDI3
WhcNMjIwNTExMTQ0NDAwWjCBmDFCMEAGA1UECww5UGVyc29uJ3MgSWRlbnRpdHkg
bm90IFZlcmlmaWVkIC0gV0lTZUlEIEZyZWUgQ2VydGlmaWNhdGVzMSUwIwYDVQQD
DBx0cnVzdGVkLnBlcnNvbi5vZGZAZ21haWwuY29tMSswKQYJKoZIhvcNAQkBFhx0
cnVzdGVkLnBlcnNvbi5vZGZAZ21haWwuY29tMIIBIjANBgkqhkiG9w0BAQEFAAOC
AQ8AMIIBCgKCAQEAnmTs5AtJ2EmImpEknmq6zdWEILLmQiiarTmigqsBMntesnUi
Enk9TFuv6G9hMMbFmCJDy9PMhDTcfZZY5jah3ZjZd1IUmAGilCW4h68KTMufPKfg
weiGZnqCXuZdboH7JxMxPihLov0iCqHPFFH9xXY0jGG9RkCYhl2b56ivvwNpkTCD
1bP0DCqpF7xFZFigBmTYMB9U3VPnAg+hocl8lF2fe13/dYUSPs6tR44KyKIRdnfj
6oTTI/pUlChPUMtot4vNgGlkNw/+aOiCFkhVKqidL22PCgrZUyCsEzD/h5Q8L2K9
/xxVSpAzzFNRhSeulGdRXArjT+05Y+zBjXPPs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+DXlKPw/8UzjxvBEo+QGJDjrgWcwHQYDVR0lBBYwFAYIKwYBBQUH
AwIGCCsGAQUFBwMEMA4GA1UdDwEB/wQEAwIFoDANBgkqhkiG9w0BAQsFAAOCAQEA
LTdfqbp4+dIEhFG6b7KLGVdWAgrrEFoUveMiLIGVfaP+k+Q4RM8pNQtvgbjjVUfw
FYuOlCIEEhBBHAfF59/4CPXn8ySxI+J2rH48UC3nrxf8OlPxxY/KAbuweorIlLtm
2P/LhnrvO8CXn8g3uW5DRQLgk0cW7go9pawJqOEwHuPXZQF8hUBAqOlJzWU+MeFS
unVhQ8k9tc2PcFYZYlvp8Rgy0udDgJVeFcn0QEruvEL+RlIhrmDPtPrUzYAdLOMz
xGjcvBVWHiXpatNXjD0XAUg7HLxQ4NjXl0eZeFTb1YoRnJt/SQ6wfA9BiqN/wc26
FKY8qLg8QRscubNgex1DMA==</X509Certificate>
      </X509Data>
    </KeyInfo>
    <Object>
      <SignatureProperties>
        <SignatureProperty Id="ID_000600ab004000aa00240074004f00c000a2000200bc008700a0007d000b00df" Target="#ID_00b4007800c900b100b9009a004500f2009c002200a600cc00f600eb00f400e7">
          <dc:date xmlns:dc="http://purl.org/dc/elements/1.1/">2022-02-10T17:57:15.657000000</dc:date>
        </SignatureProperty>
      </SignatureProperties>
    </Object>
    <Object xmlns:xd="http://uri.etsi.org/01903/v1.3.2#">
      <xd:QualifyingProperties Target="#ID_00b4007800c900b100b9009a004500f2009c002200a600cc00f600eb00f400e7">
        <xd:SignedProperties Id="idSignedProperties">
          <xd:SignedSignatureProperties>
            <xd:SigningTime>2022-02-10T17:57:15.657000000</xd:SigningTime>
            <xd:SigningCertificate>
              <xd:Cert>
                <xd:CertDigest>
                  <DigestMethod Algorithm="http://www.w3.org/2001/04/xmlenc#sha256"/>
                  <DigestValue>fwSeEr5yfPzqeA/uubHS9gZ7l+P2pYbwOVwrI8pBCno=</DigestValue>
                </xd:CertDigest>
                <xd:IssuerSerial>
                  <X509IssuerName>CN=WISeKey CertifyID Personal GB CA 4, O=WISeKey, C=CH</X509IssuerName>
                  <X509SerialNumber>507518700802045552005776449165054938161464526730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DtTCCAp2gAwIBAgIQdrEgUnTwhYdGs/gjGvbCwDANBgkqhkiG9w0BAQsFADBtMQswCQYDVQQGEwJDSDEQMA4GA1UEChMHV0lTZUtleTEiMCAGA1UECxMZT0lTVEUgRm91bmRhdGlvbiBFbmRvcnNlZDEoMCYGA1UEAxMfT0lTVEUgV0lTZUtleSBHbG9iYWwgUm9vdCBHQiBDQTAeFw0xNDEyMDExNTAwMzJaFw0zOTEyMDExNTEwMzFaMG0xCzAJBgNVBAYTAkNIMRAwDgYDVQQKEwdXSVNlS2V5MSIwIAYDVQQLExlPSVNURSBGb3VuZGF0aW9uIEVuZG9yc2VkMSgwJgYDVQQDEx9PSVNURSBXSVNlS2V5IEdsb2JhbCBSb290IEdCIENBMIIBIjANBgkqhkiG9w0BAQEFAAOCAQ8AMIIBCgKCAQEA2Be3HEokKtaXscriHvt9OO+Y9bI5mE4nuBFde9IllIiCFSZqGzG7qFshISvYD06fWvGxWuR51jIjK+FTzJlFXHtPrby/h0oLS5daqPZI7H17Dc0hBt+eFf1Biki3IPShehtX1F1Q/7pn2COZH8g/497/b1t3sWtuuMlk9+HKQUYOKXHQuSP8yYFfTvdv37+ErXNku7dCjmn21HYdfp2nuFeKUWdy19SouJVUQHMD9ur06/4oQnc/nSMbsrY9gBQHTC5P99UKFg29ZkM3fiNDecNAhvVMKdqOmq0NpQSHiB6F4+lT1ZvIiwNjeOvgGUpuuy9rM2RYk61pv48b74JIxwIDAQABo1EwTzALBgNVHQ8EBAMCAYYwDwYDVR0TAQH/BAUwAwEB/zAdBgNVHQ4EFgQUNQ/INmNe4qPs+TtmFc5RUuORmj0wEAYJKwYBBAGCNxUBBAMCAQAwDQYJKoZIhvcNAQELBQADggEBAEBM+4eymYGQfp3FsLAmzYh7KzKNbrghcViXfa43FK8+5/ea4n32cZiZBKpDdHij40lhPnOMTZTg+XHEthYOU3gf1qKHLwI5gSk8rxWYITD+KJAAjNHhy/peyP34EEY7onhCkRd0VQreUGdNZtGn//3ZwLWoo4rOZvUPQ82nK1d7Y0Zqqi5S2PTt4W2tKZB4SLrhI6qjiey1q5bAtEuiHZeeevJuQHHfaPFlTc58Bd9TZaml8LGXBHAVRgOY1NK/VLSgWH1Sb9pWJmLU2NuJMW8c8CLC02IcNc1MaRVUGpCY3useX8p3x8uOPUNpnJpY0CQ73xtAln41rYHHTnG6iBM=</xd:EncapsulatedX509Certificate>
              <xd:EncapsulatedX509Certificate>MIIEvjCCA6agAwIBAgITMwAAABzNh2vJdU6nywAAAAAAHDANBgkqhkiG9w0BAQsFADBtMQswCQYDVQQGEwJDSDEQMA4GA1UEChMHV0lTZUtleTEiMCAGA1UECxMZT0lTVEUgRm91bmRhdGlvbiBFbmRvcnNlZDEoMCYGA1UEAxMfT0lTVEUgV0lTZUtleSBHbG9iYWwgUm9vdCBHQiBDQTAeFw0yMDA3MDQxNTIwMjZaFw0zNTA3MDQxNTMwMjZaMEwxCzAJBgNVBAYTAkNIMRAwDgYDVQQKEwdXSVNlS2V5MSswKQYDVQQDEyJXSVNlS2V5IENlcnRpZnlJRCBQZXJzb25hbCBHQiBDQSA0MIIBIjANBgkqhkiG9w0BAQEFAAOCAQ8AMIIBCgKCAQEAsL4uMagNTJAAQIqfngQ+idSu0CnOKSs01xdVCJd4J/L6FE26lvJJQKvr8Kw44571K9WsPDP4vyvbAhMnCAq5z9ukb9PqGwQu7zaM/YKRLspwSFaG7H3F5xqAQOzOClsW8gVYxrOUe6Uzq8s29wdMgZu3lPG92WzxyGHnVaV1sa4buzWiOqTsgkBZuBXOmIDpgEJtsX70RpHoLTKS5vgI0KqljhfJpoYwdNO1zc37GpX5b/f5YYazfa52lK/i7qO0p6fu8VPvDtNObdZhD+5sMga96F/XO/c7su5/WTGa+AgTyv3k5aHJKspZU0uuMpfQClhdLgs/ScFjeNl5EGKfKwIDAQABo4IBdjCCAXIwHQYDVR0OBBYEFNtoLANXesw9bGmhOaCbv7CKGVexMB8GA1UdIwQYMBaAFDUPyDZjXuKj7Pk7ZhXOUVLjkZo9MDsGA1UdHwQ0MDIwMKAuoCyGKmh0dHA6Ly9wdWJsaWMud2lzZWtleS5jb20vY3JsL293Z3JnYmNhLmNybDBsBggrBgEFBQcBAQRgMF4wNgYIKwYBBQUHMAKGKmh0dHA6Ly9wdWJsaWMud2lzZWtleS5jb20vY3J0L293Z3JnYmNhLmNydDAkBggrBgEFBQcwAYYYaHR0cDovL29jc3Aud2lzZWtleS5jb20vMEIGA1UdIAQ7MDkwNwYEVR0gADAvMC0GCCsGAQUFBwIBFiFodHRwOi8vd3d3Lndpc2VrZXkuY29tL3JlcG9zaXRvcnkwHQYDVR0lBBYwFAYIKwYBBQUHAwQGCCsGAQUFBwMCMBIGA1UdEwEB/wQIMAYBAf8CAQAwDgYDVR0PAQH/BAQDAgEGMA0GCSqGSIb3DQEBCwUAA4IBAQC+kC2vXY3///B9YT1zK7D2d5gOpeSjqVNceddRnrfDk+ks+FtRyW7La8b9oK/hpiakkqLmuOzesbgok+Ta740l7tOxt94UjWpMLqmLJMwA/lCyj7ZVVMFOdxGhWlG5saSSqagXqoxrSdRwsmQs/YYMZf6OEA2P4Tss1flpdlsydmFpJ2qZtYusF0WiAvOYVYasXHCUI3Zb5BmU0rbya3RRQKuFYAIL9F/MfNj4T31HaCEfX+t3axRc6g+E9/yx8uSHF8aaeJhpkSwitCibz03dD+Jb7C3f30XkmyNCpGB47/r40TxmSxafVdhI6YscLiV7qbjs2n3zZHCMzjBXDJ/h</xd:EncapsulatedX509Certificate>
              <xd:EncapsulatedX509Certificate>MIIFHDCCBASgAwIBAgIUWOXs9lLclAWdmWJTvdd5SmjIx4owDQYJKoZIhvcNAQELBQAwTDELMAkGA1UEBhMCQ0gxEDAOBgNVBAoTB1dJU2VLZXkxKzApBgNVBAMTIldJU2VLZXkgQ2VydGlmeUlEIFBlcnNvbmFsIEdCIENBIDQwHhcNMjIwMjEwMTUzNDI3WhcNMjIwNTExMTQ0NDAwWjCBmDFCMEAGA1UECww5UGVyc29uJ3MgSWRlbnRpdHkgbm90IFZlcmlmaWVkIC0gV0lTZUlEIEZyZWUgQ2VydGlmaWNhdGVzMSUwIwYDVQQDDBx0cnVzdGVkLnBlcnNvbi5vZGZAZ21haWwuY29tMSswKQYJKoZIhvcNAQkBFhx0cnVzdGVkLnBlcnNvbi5vZGZAZ21haWwuY29tMIIBIjANBgkqhkiG9w0BAQEFAAOCAQ8AMIIBCgKCAQEAnmTs5AtJ2EmImpEknmq6zdWEILLmQiiarTmigqsBMntesnUiEnk9TFuv6G9hMMbFmCJDy9PMhDTcfZZY5jah3ZjZd1IUmAGilCW4h68KTMufPKfgweiGZnqCXuZdboH7JxMxPihLov0iCqHPFFH9xXY0jGG9RkCYhl2b56ivvwNpkTCD1bP0DCqpF7xFZFigBmTYMB9U3VPnAg+hocl8lF2fe13/dYUSPs6tR44KyKIRdnfj6oTTI/pUlChPUMtot4vNgGlkNw/+aOiCFkhVKqidL22PCgrZUyCsEzD/h5Q8L2K9/xxVSpAzzFNRhSeulGdRXArjT+05Y+zBjXPPsQIDAQABo4IBpzCCAaMwDAYDVR0TAQH/BAIwADAfBgNVHSMEGDAWgBTbaCwDV3rMPWxpoTmgm7+wihlXsTBwBggrBgEFBQcBAQRkMGIwOwYIKwYBBQUHMAKGL2h0dHA6Ly9wdWJsaWMud2lzZWtleS5jb20vY3J0L3djaWRwZXJzZ2JjYTQuY2VyMCMGCCsGAQUFBzABhhdodHRwOi8vb2NzcC53aXNla2V5LmNvbTAnBgNVHREEIDAegRx0cnVzdGVkLnBlcnNvbi5vZGZAZ21haWwuY29tMEcGA1UdIARAMD4wPAYIYIV0BQ4HBAEwMDAuBggrBgEFBQcCARYiaHR0cDovL3d3dy53aXNla2V5LmNvbS9yZXBvc2l0b3J5LzBABgNVHR8EOTA3MDWgM6Axhi9odHRwOi8vcHVibGljLndpc2VrZXkuY29tL2NybC93Y2lkcGVyc2diY2E0LmNybDAdBgNVHQ4EFgQU+DXlKPw/8UzjxvBEo+QGJDjrgWcwHQYDVR0lBBYwFAYIKwYBBQUHAwIGCCsGAQUFBwMEMA4GA1UdDwEB/wQEAwIFoDANBgkqhkiG9w0BAQsFAAOCAQEALTdfqbp4+dIEhFG6b7KLGVdWAgrrEFoUveMiLIGVfaP+k+Q4RM8pNQtvgbjjVUfwFYuOlCIEEhBBHAfF59/4CPXn8ySxI+J2rH48UC3nrxf8OlPxxY/KAbuweorIlLtm2P/LhnrvO8CXn8g3uW5DRQLgk0cW7go9pawJqOEwHuPXZQF8hUBAqOlJzWU+MeFSunVhQ8k9tc2PcFYZYlvp8Rgy0udDgJVeFcn0QEruvEL+RlIhrmDPtPrUzYAdLOMzxGjcvBVWHiXpatNXjD0XAUg7HLxQ4NjXl0eZeFTb1YoRnJt/SQ6wfA9BiqN/wc26FKY8qLg8QRscubNgex1DMA==</xd:EncapsulatedX509Certificate>
            </xd:CertificateValues>
          </xd:UnsignedSignatureProperties>
        </xd:UnsignedProperties>
      </xd:QualifyingProperties>
    </Object>
  </Signature>
</document-signatures>
</file>